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Fira Code" svg:font-family="'Fira Cod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Fira Code" fo:font-size="12pt" officeooo:rsid="001e5a13" officeooo:paragraph-rsid="001e5a1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Fira Code" fo:font-size="12pt" officeooo:rsid="001ec12c" officeooo:paragraph-rsid="001ec12c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Fira Code" fo:font-size="12pt" officeooo:rsid="002671ff" officeooo:paragraph-rsid="002671ff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Fira Code" fo:font-size="12pt" fo:font-weight="bold" officeooo:rsid="001e5a13" officeooo:paragraph-rsid="001e5a1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ira Code" fo:font-size="16pt" fo:font-weight="bold" officeooo:rsid="001e5a13" officeooo:paragraph-rsid="001e5a1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2486bc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ira Code" fo:font-size="12pt" officeooo:rsid="00201cb6" officeooo:paragraph-rsid="00201cb6" style:font-size-asian="12pt" style:font-size-complex="12pt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ira Code" fo:font-size="12pt" officeooo:rsid="00201cb6" officeooo:paragraph-rsid="00201cb6" style:font-size-asian="10.5pt" style:font-size-complex="12pt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ira Code" fo:font-size="12pt" officeooo:rsid="0021a38d" officeooo:paragraph-rsid="0021a38d" style:font-size-asian="10.5pt" style:font-size-complex="12pt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285acc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paragraph-rsid="00285acc" style:font-size-asian="10.5pt" style:font-size-complex="12pt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officeooo:paragraph-rsid="00297309" style:font-size-asian="10.5pt" style:font-size-complex="12pt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0pt" officeooo:paragraph-rsid="00285acc" style:font-size-asian="10pt" style:font-size-complex="10pt"/>
    </style:style>
    <style:style style:name="P1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Fira Code" fo:font-size="12pt" officeooo:rsid="00201cb6" officeooo:paragraph-rsid="00201cb6" style:font-size-asian="10.5pt" style:font-size-complex="12pt"/>
    </style:style>
    <style:style style:name="P1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Fira Code" fo:font-size="10pt" officeooo:rsid="00201cb6" officeooo:paragraph-rsid="00201cb6" style:font-size-asian="10pt" style:font-size-complex="10pt"/>
    </style:style>
    <style:style style:name="P16" style:family="paragraph" style:parent-style-name="Standard">
      <style:paragraph-properties fo:text-align="justify" style:justify-single-word="false" fo:break-before="page"/>
      <style:text-properties style:font-name="Fira Code" fo:font-size="12pt" officeooo:rsid="001ec12c" officeooo:paragraph-rsid="001ec12c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c12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c12c" style:font-weight-asian="normal" style:font-weight-complex="normal"/>
    </style:style>
    <style:style style:name="T5" style:family="text">
      <style:text-properties fo:font-weight="normal" officeooo:rsid="00208b59" style:font-weight-asian="normal" style:font-weight-complex="normal"/>
    </style:style>
    <style:style style:name="T6" style:family="text">
      <style:text-properties style:font-name="Fira Code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Fira Code" fo:font-size="12pt" fo:font-weight="normal" officeooo:rsid="0023c047" style:font-size-asian="12pt" style:font-weight-asian="normal" style:font-size-complex="12pt" style:font-weight-complex="normal"/>
    </style:style>
    <style:style style:name="T8" style:family="text">
      <style:text-properties style:font-name="Fira Code" fo:font-size="12pt" fo:font-weight="normal" officeooo:rsid="002486bc" style:font-size-asian="12pt" style:font-weight-asian="normal" style:font-size-complex="12pt" style:font-weight-complex="normal"/>
    </style:style>
    <style:style style:name="T9" style:family="text">
      <style:text-properties style:font-name="Fira Code" fo:font-size="12pt" fo:font-weight="normal" officeooo:rsid="001ec12c" style:font-size-asian="12pt" style:font-weight-asian="normal" style:font-size-complex="12pt" style:font-weight-complex="normal"/>
    </style:style>
    <style:style style:name="T10" style:family="text">
      <style:text-properties style:font-name="Fira Code" fo:font-size="12pt" fo:font-weight="normal" officeooo:rsid="00285acc" style:font-size-asian="12pt" style:font-weight-asian="normal" style:font-size-complex="12pt" style:font-weight-complex="normal"/>
    </style:style>
    <style:style style:name="T11" style:family="text">
      <style:text-properties style:font-name="Fira Code" fo:font-size="12pt" fo:font-weight="bold" officeooo:rsid="0023c047" style:font-size-asian="12pt" style:font-weight-asian="bold" style:font-size-complex="12pt" style:font-weight-complex="bold"/>
    </style:style>
    <style:style style:name="T12" style:family="text">
      <style:text-properties style:font-name="Fira Code" fo:font-size="12pt" fo:font-weight="bold" officeooo:rsid="002671ff" style:font-size-asian="12pt" style:font-weight-asian="bold" style:font-size-complex="12pt" style:font-weight-complex="bold"/>
    </style:style>
    <style:style style:name="T13" style:family="text">
      <style:text-properties style:font-name="Fira Code" fo:font-size="10pt" fo:font-weight="normal" officeooo:rsid="00285acc" style:font-size-asian="10pt" style:font-weight-asian="normal" style:font-size-complex="10pt" style:font-weight-complex="normal"/>
    </style:style>
    <style:style style:name="T14" style:family="text">
      <style:text-properties style:font-name="Fira Code" fo:font-weight="normal" officeooo:rsid="00285acc" style:font-weight-asian="normal" style:font-weight-complex="normal"/>
    </style:style>
    <style:style style:name="T15" style:family="text">
      <style:text-properties style:font-name="Fira Code" fo:font-weight="normal" officeooo:rsid="00297309" style:font-weight-asian="normal" style:font-weight-complex="normal"/>
    </style:style>
    <style:style style:name="T16" style:family="text">
      <style:text-properties officeooo:rsid="00208b59"/>
    </style:style>
    <style:style style:name="T17" style:family="text">
      <style:text-properties officeooo:rsid="002094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ANCO DE DADOS II</text:p>
      <text:p text:style-name="P1"/>
      <text:p text:style-name="P4">OBJETIVO: DESENVOLVER UMA FOLHA DE PAGAMENTO FICTICIA</text:p>
      <text:p text:style-name="P1">→ <text:span text:style-name="T16">Exportar diagrama entidade-relacionamento</text:span></text:p>
      <text:p text:style-name="P1"/>
      <text:p text:style-name="P1"><text:span text:style-name="T1">1</text:span> - O Salário Bruto terá proventos e descontos.</text:p>
      <text:p text:style-name="P1"/>
      <text:p text:style-name="P1"><text:span text:style-name="T1">2</text:span> - Os dados <text:span text:style-name="T1">devem</text:span><text:span text:style-name="T3"> ser consultados em tabelas.</text:span></text:p>
      <text:p text:style-name="P1"><text:span text:style-name="T3"/></text:p>
      <text:p text:style-name="P1"><text:span text:style-name="T1">3</text:span><text:span text:style-name="T3"> – Criar as tab</text:span><text:span text:style-name="T4">elas ncessárias para consultar dados.</text:span></text:p>
      <text:p text:style-name="P1"><text:span text:style-name="T4"/></text:p>
      <text:p text:style-name="P2"><text:span text:style-name="T1">4</text:span><text:span text:style-name="T3"> – Proventos (valores a somar no salário bruto):</text:span></text:p>
      <text:p text:style-name="P7"><text:span text:style-name="T3">- </text:span><text:span text:style-name="T5">1. </text:span><text:span text:style-name="T3">Repouso Remunerado → </text:span><text:span text:style-name="T1">salario_bruto + 1%</text:span><text:span text:style-name="T3"> → para todos</text:span></text:p>
      <text:p text:style-name="P7"><text:span text:style-name="T3"/></text:p>
      <text:p text:style-name="P7"><text:span text:style-name="T3">- </text:span><text:span text:style-name="T5">2. </text:span><text:span text:style-name="T3">Gratificação por Escolaridade:</text:span></text:p>
      <text:p text:style-name="P15">- (S) Médio <text:tab/><text:tab/>Não tem direito</text:p>
      <text:p text:style-name="P15">- (G) Graduado <text:tab/><text:tab/>18% do Salário Bruto</text:p>
      <text:p text:style-name="P15">- (E) Especialização <text:tab/>25% do Salário Bruto</text:p>
      <text:p text:style-name="P15">- (M) Mestrado <text:tab/><text:tab/>54% do Salário Bruto</text:p>
      <text:p text:style-name="P15">- (D) Doutorado <text:tab/><text:tab/>104% do Salário Bruto</text:p>
      <text:p text:style-name="P8"/>
      <text:p text:style-name="P8">- <text:span text:style-name="T16">3. Auxílio alimentação R$ 750,00 → para todos</text:span></text:p>
      <text:p text:style-name="P8"/>
      <text:p text:style-name="P8">- <text:span text:style-name="T16">4. Salário Família:</text:span></text:p>
      <text:p text:style-name="P8"><text:tab/><text:span text:style-name="T1">SALÁRIO BRUTO </text:span><text:tab/><text:tab/><text:tab/><text:tab/><text:span text:style-name="T1">SALÁRIO FAMÍLIA</text:span></text:p>
      <text:p text:style-name="P14">Até R$ 859,88 <text:tab/><text:tab/><text:tab/><text:tab/>R$ 44,09</text:p>
      <text:p text:style-name="P14">De R$ 859,89 até R$ 1.292,43 <text:tab/>R$ 31,07</text:p>
      <text:p text:style-name="P14">Acima de R$ 1.292,43 <text:tab/><text:tab/>Não tem direito</text:p>
      <text:p text:style-name="P8"><text:tab/></text:p>
      <text:p text:style-name="P8">- <text:span text:style-name="T17">5. Cada ano trabalho, somar R$ 125,00</text:span></text:p>
      <text:p text:style-name="P8"/>
      <text:p text:style-name="P9">- 6. Vale cultura = R$ 80,00</text:p>
      <text:p text:style-name="P1"><text:span text:style-name="T4"/></text:p>
      <text:p text:style-name="P3"><text:span text:style-name="T2">5</text:span><text:span text:style-name="T4"> – </text:span><text:span text:style-name="T3">Criar uma procedure que pegue o salario bruto, some todos os proventos <text:s/>e retorne o resultado para uma variavel</text:span></text:p>
      <text:p text:style-name="P1"><text:span text:style-name="T4"/></text:p>
      <text:p text:style-name="P6"><text:span text:style-name="T12">6</text:span><text:span text:style-name="T11"> –</text:span><text:span text:style-name="T7"> </text:span><text:span text:style-name="T8">DESCONTOS </text:span><text:span text:style-name="T9">(valores a </text:span><text:span text:style-name="T8">subtrair</text:span><text:span text:style-name="T9">)</text:span></text:p>
      <text:p text:style-name="P10"><text:span text:style-name="T9">- </text:span><text:span text:style-name="T10">1. Calcular </text:span><text:span text:style-name="T6">Contribuição Previdenciária (INSS) </text:span><text:span text:style-name="T10">→ </text:span><text:span text:style-name="T13">(Salario + proventos)</text:span></text:p>
      <text:p text:style-name="P11"><text:span text:style-name="T14">- 2. Descontar o vale transporte se VALE_TRANSP for S</text:span></text:p>
      <text:p text:style-name="P11"><text:span text:style-name="T14">- </text:span><text:span text:style-name="T15">3. Calcular imposto de renda Base de Cálculo do IRRF</text:span></text:p>
      <text:p text:style-name="P13"><text:span text:style-name="T15">(Salário + Proventos – INSS).</text:span></text:p>
      <text:p text:style-name="P11"><text:span text:style-name="T15">- 4. Dedução por dependente = 189,59</text:span></text:p>
      <text:p text:style-name="P12"><text:span text:style-name="T15">- 5. Plano de saúde empresarial é opcional.</text:span></text:p>
      <text:p text:style-name="P12"><text:span text:style-name="T15"><text:tab/>Para o funcionário, calcule 3.75% do salário bruto + 1.15% por <text:tab/>dependente. Se o campo (PLANO_SAUDE) for S</text:span></text:p>
      <text:p text:style-name="P12"><text:span text:style-name="T15"/></text:p>
      <text:p text:style-name="P16"><text:span text:style-name="T3"><text:s/>– Destacar o valor a ser recolhido de FGTS no relatório. Considerar 8% sobre a soma do salário do bruto + proventos. O valor recolhido pela empresa </text:span><text:span text:style-name="T1">NÃO DEVE</text:span><text:span text:style-name="T3"> ser descontado do trabalhador, apenas exibi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Fira Code" svg:font-family="'Fira Cod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I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4:35:29.783000000</meta:creation-date>
    <dc:date>2021-04-28T16:58:52.124000000</dc:date>
    <meta:editing-duration>PT2H23M18S</meta:editing-duration>
    <meta:editing-cycles>12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33" meta:word-count="278" meta:character-count="1603" meta:non-whitespace-character-count="1325"/>
  </office:meta>
</office:document-meta>
</file>